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 New" svg:font-family="'TH Sarabun New'"/>
    <style:font-face style:name="TH Sarabun New1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248in" fo:margin-right="0in" fo:margin-top="0in" fo:margin-bottom="0in" loext:contextual-spacing="false" fo:text-align="end" style:justify-single-word="false" fo:text-indent="0in" style:auto-text-indent="false" fo:padding="0in" fo:border="none"/>
      <style:text-properties fo:color="#000000" style:font-name="TH Sarabun New1" fo:font-size="16pt" style:font-size-asian="16pt" style:font-name-complex="TH Sarabun New1" style:font-size-complex="16pt"/>
    </style:style>
    <style:style style:name="P2" style:family="paragraph" style:parent-style-name="Text_20_body">
      <style:paragraph-properties fo:margin-left="0.248in" fo:margin-right="0in" fo:margin-top="0in" fo:margin-bottom="0in" loext:contextual-spacing="false" fo:text-align="justify" style:justify-single-word="false" fo:text-indent="0in" style:auto-text-indent="false" fo:padding="0in" fo:border="none"/>
    </style:style>
    <style:style style:name="P3" style:family="paragraph" style:parent-style-name="Text_20_body">
      <style:paragraph-properties fo:margin-left="0.248in" fo:margin-right="0in" fo:margin-top="0in" fo:margin-bottom="0in" loext:contextual-spacing="false" fo:text-align="end" style:justify-single-word="false" fo:text-indent="0in" style:auto-text-indent="false" fo:padding="0in" fo:border="none"/>
      <style:text-properties style:font-name="TH Sarabun New1" fo:font-size="16pt" style:font-size-asian="16pt" style:font-name-complex="TH Sarabun New1" style:font-size-complex="16pt"/>
    </style:style>
    <style:style style:name="P4" style:family="paragraph" style:parent-style-name="Text_20_body">
      <style:paragraph-properties fo:margin-left="0in" fo:margin-right="0in" fo:margin-top="0.1665in" fo:margin-bottom="0in" loext:contextual-spacing="false" fo:line-height="114%" fo:text-indent="0.5in" style:auto-text-indent="false" fo:padding="0in" fo:border="none"/>
      <style:text-properties style:font-name="TH Sarabun New1" fo:font-size="16pt" style:font-size-asian="16pt" style:font-name-complex="TH Sarabun New1" style:font-size-complex="16pt"/>
    </style:style>
    <style:style style:name="P5" style:family="paragraph" style:parent-style-name="Text_20_body">
      <style:paragraph-properties fo:margin-top="0.1665in" fo:margin-bottom="0in" loext:contextual-spacing="false" fo:line-height="114%" fo:padding="0in" fo:border="none"/>
      <style:text-properties style:font-name="TH Sarabun New1" fo:font-size="16pt" style:font-size-asian="16pt" style:font-name-complex="TH Sarabun New1" style:font-size-complex="16pt"/>
    </style:style>
    <style:style style:name="P6" style:family="paragraph" style:parent-style-name="Text_20_body">
      <style:paragraph-properties fo:margin-left="3.5in" fo:margin-right="0in" fo:margin-top="0in" fo:margin-bottom="0in" loext:contextual-spacing="false" fo:text-align="end" style:justify-single-word="false" fo:text-indent="0.5in" style:auto-text-indent="false" fo:padding="0in" fo:border="none"/>
      <style:text-properties fo:color="#000000" style:font-name="TH Sarabun New1" fo:font-size="16pt" style:font-size-asian="16pt" style:font-name-complex="TH Sarabun New1" style:font-size-complex="16pt"/>
    </style:style>
    <style:style style:name="P7" style:family="paragraph" style:parent-style-name="Text_20_body">
      <style:paragraph-properties fo:margin-left="0in" fo:margin-right="0in" fo:margin-top="0.1665in" fo:margin-bottom="0in" loext:contextual-spacing="false" fo:line-height="114%" fo:text-align="center" style:justify-single-word="false" fo:text-indent="0in" style:auto-text-indent="false" fo:padding="0in" fo:border="none"/>
      <style:text-properties fo:color="#000000" style:font-name-complex="TH Sarabun New" style:font-size-complex="18pt" style:font-weight-complex="bold"/>
    </style:style>
    <style:style style:name="P8" style:family="paragraph" style:parent-style-name="Text_20_body">
      <style:paragraph-properties fo:margin-left="0.9846in" fo:margin-right="0in" fo:margin-top="0.1665in" fo:margin-bottom="0in" loext:contextual-spacing="false" fo:line-height="114%" fo:text-align="start" style:justify-single-word="false" fo:text-indent="0in" style:auto-text-indent="false" fo:padding="0in" fo:border="none"/>
      <style:text-properties style:font-name="TH Sarabun New1" fo:font-size="16pt" style:font-size-asian="16pt" style:font-name-complex="TH Sarabun New1" style:font-size-complex="16pt"/>
    </style:style>
    <style:style style:name="T1" style:family="text">
      <style:text-properties fo:color="#000000"/>
    </style:style>
    <style:style style:name="T2" style:family="text">
      <style:text-properties fo:color="#000000" style:font-name-complex="TH Sarabun New" style:font-size-complex="16pt"/>
    </style:style>
    <style:style style:name="T3" style:family="text">
      <style:text-properties fo:color="#000000" style:font-name="TH Sarabun New" fo:font-size="16pt"/>
    </style:style>
    <style:style style:name="T4" style:family="text">
      <style:text-properties fo:color="#000000" officeooo:rsid="000189ca"/>
    </style:style>
    <style:style style:name="T5" style:family="text">
      <style:text-properties fo:color="#000000" style:font-size-complex="16pt"/>
    </style:style>
    <style:style style:name="T6" style:family="text">
      <style:text-properties fo:color="#000000" fo:font-size="16pt"/>
    </style:style>
    <style:style style:name="T7" style:family="text">
      <style:text-properties fo:color="#1d1c1d"/>
    </style:style>
    <style:style style:name="T8" style:family="text">
      <style:text-properties fo:color="#1d1c1d" style:font-name-complex="TH Sarabun New" style:font-size-complex="16pt"/>
    </style:style>
    <style:style style:name="T9" style:family="text">
      <style:text-properties fo:color="#1d1c1d" style:font-name="TH Sarabun New" fo:font-size="16pt"/>
    </style:style>
    <style:style style:name="T10" style:family="text">
      <style:text-properties fo:color="#1d1c1d" style:font-size-complex="16pt"/>
    </style:style>
    <style:style style:name="T11" style:family="text">
      <style:text-properties fo:color="#1d1c1d" fo:font-size="16pt"/>
    </style:style>
    <style:style style:name="T12" style:family="text">
      <style:text-properties style:font-name="TH Sarabun New1" fo:font-size="16pt" style:font-size-asian="16pt" style:font-name-complex="TH Sarabun New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6"/>กิตติกรรมประกาศ</text:p>
      <text:p text:style-name="P4"><text:span text:style-name="T1">ที่ข้าพเจ้า นายวงศกร <text:s/>เกษสุริยงค์ ได้มาปฏิบัติงานสหกิจศึกษา ณ บริษัท โมโน อินโฟซิสเต็มส์ จำกัด ในตำแหน่ง Web Developer ระหว่างวันที่ 11 เดือน พฤศจิกายน พ.ศ.2562 ถึงวันที่ 6 เดือน มีนาคม พ.ศ.2563 ในระหว่างการปฏิบัติงานข้าพเจ้าได้รับความรู้ ประสบการณ์ต่าง ๆ ในการทำงานจริงอันหามิได้ จากมหาวิทยาลัย ทั้งการทำงานและการจัดทำรายงานฉบับนี้ สำเร็จลงได้ด้วยดี ด้วยความช่วยเหลือ สนับสนุน ให้คำปรึกษาในปัญหาต่าง ๆ จากบุคลากรหลายฝ่าย ดังนี้</text:span></text:p>
      <text:p text:style-name="P8"><text:span text:style-name="T1">1. นายกมล หงส์วุฒิโชติ<text:tab/><text:tab/> <text:s/><text:tab/>ตำแหน่ง Manager</text:span></text:p>
      <text:p text:style-name="P8"><text:span text:style-name="T1">2. </text:span><text:span text:style-name="T7">นาย นริศ หน่อแก้ว <text:s/></text:span><text:span text:style-name="T1"><text:tab/><text:tab/><text:tab/>ตำแหน่ง</text:span><text:span text:style-name="T7"> Senior Web Developer</text:span></text:p>
      <text:p text:style-name="P8"><text:span text:style-name="T1">3. </text:span><text:span text:style-name="T7">นายทัศนัย สิงห์พรหม <text:s/><text:tab/><text:tab/></text:span><text:span text:style-name="T1">ตำแหน่ง Web Developer</text:span></text:p>
      <text:p text:style-name="P5"><text:span text:style-name="T1">นอกจากนี้ยังมีบุคคลท่านอื่น ๆ ที่ไม่ได้กล่าวไว้ ณ ที่นี้ ซึ่งได้อบรมสั่งสอน ให้คำแนะนำที่ดี ในการทำงานและการจัดทำรายงานฉบับนี้ <text:s/>ข้าพเจ้าขอขอบพระคุณทุกท่านเป็นอย่างสูง และหากเนื้อหารายงานฉบับนี้มีความผิดพลาดประการใด ข้าพเจ้ากราบขออภัย มา ณ โอกาสนี้</text:span></text:p>
      <text:p text:style-name="P1"/>
      <text:p text:style-name="P1">วงศกร <text:s/>เกษสุริยงค์</text:p>
      <text:p text:style-name="P6">ผู้จัดทำรายงาน</text:p>
      <text:p text:style-name="P3"><text:span text:style-name="T1"><text:s/>วันที่ 12 กุมภาพันธ์ 2563</text:span></text:p>
      <text:p text:style-name="P2"><text:span text:style-name="T1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 New" svg:font-family="'TH Sarabun New'"/>
    <style:font-face style:name="TH Sarabun New1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0:47:01.993236524</meta:creation-date>
    <dc:date>2020-02-17T10:50:11.148651358</dc:date>
    <meta:editing-duration>PT3M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597" meta:character-count="727" meta:non-whitespace-character-count="654"/>
  </office:meta>
</office:document-meta>
</file>